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sans-serif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ea82" officeooo:paragraph-rsid="000aea82"/>
    </style:style>
    <style:style style:name="P2" style:family="paragraph" style:parent-style-name="Standard">
      <style:text-properties officeooo:paragraph-rsid="000aea82"/>
    </style:style>
    <style:style style:name="T1" style:family="text">
      <style:text-properties officeooo:rsid="0006dada"/>
    </style:style>
    <style:style style:name="T2" style:family="text">
      <style:text-properties officeooo:rsid="00086501"/>
    </style:style>
    <style:style style:name="T3" style:family="text">
      <style:text-properties officeooo:rsid="00099e54"/>
    </style:style>
    <style:style style:name="T4" style:family="text">
      <style:text-properties officeooo:rsid="000aea82"/>
    </style:style>
    <style:style style:name="T5" style:family="text">
      <style:text-properties fo:font-variant="normal" fo:text-transform="none" fo:color="#006000" style:font-name="monospace" fo:font-size="12pt" fo:letter-spacing="normal" fo:font-style="normal" fo:font-weight="normal"/>
    </style:style>
    <style:style style:name="T6" style:family="text">
      <style:text-properties fo:font-variant="normal" fo:text-transform="none" fo:color="#006000" style:font-name="monospace" fo:font-size="12pt" fo:letter-spacing="normal" fo:font-style="normal" fo:font-weight="normal" officeooo:rsid="000c1df5"/>
    </style:style>
    <style:style style:name="T7" style:family="text">
      <style:text-properties fo:font-variant="normal" fo:text-transform="none" fo:color="#006000" style:font-name="monospace" fo:font-size="12pt" fo:letter-spacing="normal" fo:font-style="normal" fo:font-weight="normal" officeooo:rsid="000e0d21"/>
    </style:style>
    <style:style style:name="T8" style:family="text">
      <style:text-properties fo:font-variant="normal" fo:text-transform="none" fo:color="#006000" style:font-name="monospace" fo:font-size="12pt" fo:letter-spacing="normal" fo:font-style="normal" fo:font-weight="normal" officeooo:rsid="000fee67"/>
    </style:style>
    <style:style style:name="T9" style:family="text">
      <style:text-properties fo:font-variant="normal" fo:text-transform="none" fo:color="#006000" style:font-name="monospace" fo:font-size="12pt" fo:letter-spacing="normal" fo:font-style="normal" fo:font-weight="normal" officeooo:rsid="00115dba"/>
    </style:style>
    <style:style style:name="T10" style:family="text">
      <style:text-properties fo:font-variant="normal" fo:text-transform="none" fo:color="#006000" style:font-name="Arial" fo:font-size="12pt" fo:letter-spacing="normal" fo:font-style="italic" fo:font-weight="normal" officeooo:rsid="000e0d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→<text:span text:style-name="T1"> Proprietary Treiber, sind Treiber, die von den Herstellern der HW angeboden werden.</text:span></text:p>
      <text:p text:style-name="Standard">→<text:span text:style-name="T2"> nouveau Treiber, sind für nvidia Grafikkarten entwickelte Treiber, speziell für Linux.</text:span></text:p>
      <text:p text:style-name="Standard"/>
      <text:p text:style-name="Standard">→<text:span text:style-name="T3"> ältere Treiber löschen: $ sudo apt purge nvidia*</text:span></text:p>
      <text:p text:style-name="Standard">→<text:span text:style-name="T4"> </text:span><text:span text:style-name="T5">sudo add-apt-repository ppa:graphics-drivers/ppa</text:span></text:p>
      <text:p text:style-name="P1"><text:span text:style-name="T5">→ sudo apt update</text:span></text:p>
      <text:p text:style-name="P1"><text:span text:style-name="T5">→ sudo apt install nvidia-xxx</text:span></text:p>
      <text:p text:style-name="P1"><text:span text:style-name="T5">→</text:span><text:span text:style-name="T6"> neustarten</text:span></text:p>
      <text:p text:style-name="P1"><text:span text:style-name="T5">→</text:span><text:span text:style-name="T6"> lsmod | grep nvidia // zeigt, ob nvidia-module geladen ist.</text:span></text:p>
      <text:p text:style-name="P1"><text:span text:style-name="T6">→</text:span><text:span text:style-name="T7"> lsmod | grep nouveau // zeigt, ob linux-nvidia-driver geladen sind.</text:span></text:p>
      <text:p text:style-name="P2"><text:span text:style-name="T7">→ </text:span><text:span text:style-name="Source_20_Text"><text:span text:style-name="T10">sudo apt-mark hold nvidia-390</text:span></text:span><text:span text:style-name="Source_20_Text"><text:span text:style-name="T7"> //</text:span></text:span><text:span text:style-name="Source_20_Text"><text:span text:style-name="T8">ein update verhindern.</text:span></text:span></text:p>
      <text:p text:style-name="P2"/>
      <text:p text:style-name="P2"><text:span text:style-name="Source_20_Text"><text:span text:style-name="T8">→</text:span></text:span><text:span text:style-name="Source_20_Text"><text:span text:style-name="T9"> wieder den nouveau verwänden:</text:span></text:span></text:p>
      <text:p text:style-name="P2"><text:span text:style-name="Source_20_Text"><text:span text:style-name="T9"><text:tab/>→ $ sudo apt purge nvidia*</text:span></text:span></text:p>
      <text:p text:style-name="P2"><text:span text:style-name="Source_20_Text"><text:span text:style-name="T9"><text:tab/>→ neustarten.</text:span></text:span></text:p>
      <text:p text:style-name="P2"><text:span text:style-name="Source_20_Text"><text:span text:style-name="T9"><text:tab/>→ $ lsmod | grep nouveau</text:span></text:span></text:p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Verdana, sans-serif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9T20:14:47.385999028</meta:creation-date>
    <meta:generator>LibreOffice/5.1.6.2$Linux_X86_64 LibreOffice_project/10m0$Build-2</meta:generator>
    <dc:date>2018-08-19T20:46:22.828386811</dc:date>
    <meta:editing-duration>PT31M30S</meta:editing-duration>
    <meta:editing-cycles>8</meta:editing-cycles>
    <meta:document-statistic meta:table-count="0" meta:image-count="0" meta:object-count="0" meta:page-count="1" meta:paragraph-count="14" meta:word-count="98" meta:character-count="614" meta:non-whitespace-character-count="527"/>
  </office:meta>
</office:document-meta>
</file>